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5131"/>
    </style:style>
    <style:style style:name="T1" style:family="text">
      <style:text-properties officeooo:rsid="001651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irst str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6:14:48.172585936</meta:creation-date>
    <dc:date>2020-07-01T16:15:39.779232892</dc:date>
    <meta:editing-duration>PT52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6.4.3.2$Linux_X86_64 LibreOffice_project/40$Build-2</meta:generator>
  </office:meta>
</office:document-meta>
</file>